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7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7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7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74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作業要點之表" style:data-style-name="N17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number-columns-repeated="226" table:default-cell-style-name="ce20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2"/>
            <table:table-cell table:style-name="ce32" table:number-columns-repeated="9"/>
            <table:table-cell table:style-name="ce48" office:value-type="string" calcext:value-type="string" table:number-columns-spanned="9" table:number-rows-spanned="1">
              <text:p>中 華 民 國 102 年 10 月 份</text:p>
            </table:table-cell>
            <table:covered-table-cell table:number-columns-repeated="8" table:style-name="ce48"/>
            <table:table-cell table:style-name="ce51" table:number-columns-repeated="2"/>
            <table:table-cell table:style-name="ce32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3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3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5"/>
            <table:table-cell table:style-name="ce50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4"/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3"/>
          </table:table-row>
          <table:table-row table:style-name="ro3">
            <table:covered-table-cell table:style-name="ce4"/>
            <table:covered-table-cell table:style-name="ce24"/>
            <table:covered-table-cell table:number-columns-repeated="2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5"/>
            <table:covered-table-cell table:style-name="ce56"/>
            <table:table-cell table:number-columns-repeated="993"/>
          </table:table-row>
          <table:table-row table:style-name="ro4">
            <table:covered-table-cell table:style-name="ce5"/>
            <table:covered-table-cell table:style-name="ce25"/>
            <table:covered-table-cell table:number-columns-repeated="28" table:style-name="ce36"/>
            <table:table-cell table:style-name="ce57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6" office:value-type="string" calcext:value-type="string">
            <text:p>計</text:p>
          </table:table-cell>
          <table:table-cell table:style-name="ce37" office:value-type="float" office:value="84306" calcext:value-type="float">
            <text:p><text:s text:c="3"/>84,306</text:p>
          </table:table-cell>
          <table:table-cell table:style-name="ce37" office:value-type="float" office:value="3383" calcext:value-type="float">
            <text:p><text:s text:c="3"/>3,383</text:p>
          </table:table-cell>
          <table:table-cell table:style-name="ce37" office:value-type="float" office:value="7949" calcext:value-type="float">
            <text:p><text:s text:c="3"/>7,949</text:p>
          </table:table-cell>
          <table:table-cell table:style-name="ce37" office:value-type="float" office:value="5813" calcext:value-type="float">
            <text:p><text:s text:c="3"/>5,813</text:p>
          </table:table-cell>
          <table:table-cell table:style-name="ce37" office:value-type="float" office:value="3046" calcext:value-type="float">
            <text:p><text:s text:c="3"/>3,046</text:p>
          </table:table-cell>
          <table:table-cell table:style-name="ce37" office:value-type="float" office:value="1860" calcext:value-type="float">
            <text:p><text:s text:c="3"/>1,860</text:p>
          </table:table-cell>
          <table:table-cell table:style-name="ce37" office:value-type="float" office:value="2869" calcext:value-type="float">
            <text:p><text:s text:c="3"/>2,869</text:p>
          </table:table-cell>
          <table:table-cell table:style-name="ce37" office:value-type="float" office:value="9469" calcext:value-type="float">
            <text:p><text:s text:c="3"/>9,469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9" office:value-type="float" office:value="0" calcext:value-type="float">
            <text:p>-</text:p>
          </table:table-cell>
          <table:table-cell table:style-name="ce37" office:value-type="float" office:value="6117" calcext:value-type="float">
            <text:p><text:s text:c="3"/>6,117</text:p>
          </table:table-cell>
          <table:table-cell table:style-name="ce37" office:value-type="float" office:value="41637" calcext:value-type="float">
            <text:p><text:s text:c="3"/>41,637</text:p>
          </table:table-cell>
          <table:table-cell table:style-name="ce37" office:value-type="float" office:value="1882" calcext:value-type="float">
            <text:p><text:s text:c="3"/>1,882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4015" calcext:value-type="float">
            <text:p><text:s text:c="3"/>84,015</text:p>
          </table:table-cell>
          <table:table-cell table:style-name="ce37" office:value-type="float" office:value="4918" calcext:value-type="float">
            <text:p><text:s text:c="3"/>4,918</text:p>
          </table:table-cell>
          <table:table-cell table:style-name="ce37" office:value-type="float" office:value="7562" calcext:value-type="float">
            <text:p><text:s text:c="3"/>7,562</text:p>
          </table:table-cell>
          <table:table-cell table:style-name="ce37" office:value-type="float" office:value="6196" calcext:value-type="float">
            <text:p><text:s text:c="3"/>6,196</text:p>
          </table:table-cell>
          <table:table-cell table:style-name="ce37" office:value-type="float" office:value="3334" calcext:value-type="float">
            <text:p><text:s text:c="3"/>3,334</text:p>
          </table:table-cell>
          <table:table-cell table:style-name="ce37" office:value-type="float" office:value="1692" calcext:value-type="float">
            <text:p><text:s text:c="3"/>1,692</text:p>
          </table:table-cell>
          <table:table-cell table:style-name="ce37" office:value-type="float" office:value="2797" calcext:value-type="float">
            <text:p><text:s text:c="3"/>2,797</text:p>
          </table:table-cell>
          <table:table-cell table:style-name="ce37" office:value-type="float" office:value="8858" calcext:value-type="float">
            <text:p><text:s text:c="3"/>8,858</text:p>
          </table:table-cell>
          <table:table-cell table:style-name="ce37" office:value-type="float" office:value="840" calcext:value-type="float">
            <text:p><text:s text:c="3"/>840</text:p>
          </table:table-cell>
          <table:table-cell table:style-name="ce39" office:value-type="float" office:value="0" calcext:value-type="float">
            <text:p>-</text:p>
          </table:table-cell>
          <table:table-cell table:style-name="ce37" office:value-type="float" office:value="6117" calcext:value-type="float">
            <text:p><text:s text:c="3"/>6,117</text:p>
          </table:table-cell>
          <table:table-cell table:style-name="ce37" office:value-type="float" office:value="41631" calcext:value-type="float">
            <text:p><text:s text:c="3"/>41,631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58" office:value-type="float" office:value="291" calcext:value-type="float">
            <text:p>291</text:p>
          </table:table-cell>
          <table:table-cell table:style-name="ce71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37556" calcext:value-type="float">
            <text:p><text:s text:c="3"/>37,556</text:p>
          </table:table-cell>
          <table:table-cell table:style-name="ce37" office:value-type="float" office:value="1498" calcext:value-type="float">
            <text:p><text:s text:c="3"/>1,498</text:p>
          </table:table-cell>
          <table:table-cell table:style-name="ce37" office:value-type="float" office:value="3659" calcext:value-type="float">
            <text:p><text:s text:c="3"/>3,659</text:p>
          </table:table-cell>
          <table:table-cell table:style-name="ce37" office:value-type="float" office:value="2744" calcext:value-type="float">
            <text:p><text:s text:c="3"/>2,744</text:p>
          </table:table-cell>
          <table:table-cell table:style-name="ce37" office:value-type="float" office:value="1323" calcext:value-type="float">
            <text:p><text:s text:c="3"/>1,323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1336" calcext:value-type="float">
            <text:p><text:s text:c="3"/>1,336</text:p>
          </table:table-cell>
          <table:table-cell table:style-name="ce37" office:value-type="float" office:value="4281" calcext:value-type="float">
            <text:p><text:s text:c="3"/>4,281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2810" calcext:value-type="float">
            <text:p><text:s text:c="3"/>2,810</text:p>
          </table:table-cell>
          <table:table-cell table:style-name="ce37" office:value-type="float" office:value="18514" calcext:value-type="float">
            <text:p><text:s text:c="3"/>18,514</text:p>
          </table:table-cell>
          <table:table-cell table:style-name="ce37" office:value-type="float" office:value="401" calcext:value-type="float">
            <text:p><text:s text:c="3"/>40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7863" calcext:value-type="float">
            <text:p><text:s text:c="3"/>37,863</text:p>
          </table:table-cell>
          <table:table-cell table:style-name="ce37" office:value-type="float" office:value="2177" calcext:value-type="float">
            <text:p><text:s text:c="3"/>2,177</text:p>
          </table:table-cell>
          <table:table-cell table:style-name="ce37" office:value-type="float" office:value="3455" calcext:value-type="float">
            <text:p><text:s text:c="3"/>3,455</text:p>
          </table:table-cell>
          <table:table-cell table:style-name="ce37" office:value-type="float" office:value="2790" calcext:value-type="float">
            <text:p><text:s text:c="3"/>2,790</text:p>
          </table:table-cell>
          <table:table-cell table:style-name="ce37" office:value-type="float" office:value="1457" calcext:value-type="float">
            <text:p><text:s text:c="3"/>1,457</text:p>
          </table:table-cell>
          <table:table-cell table:style-name="ce37" office:value-type="float" office:value="758" calcext:value-type="float">
            <text:p><text:s text:c="3"/>758</text:p>
          </table:table-cell>
          <table:table-cell table:style-name="ce37" office:value-type="float" office:value="1294" calcext:value-type="float">
            <text:p><text:s text:c="3"/>1,294</text:p>
          </table:table-cell>
          <table:table-cell table:style-name="ce37" office:value-type="float" office:value="4141" calcext:value-type="float">
            <text:p><text:s text:c="3"/>4,141</text:p>
          </table:table-cell>
          <table:table-cell table:style-name="ce37" office:value-type="float" office:value="437" calcext:value-type="float">
            <text:p><text:s text:c="3"/>437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2810" calcext:value-type="float">
            <text:p><text:s text:c="3"/>2,810</text:p>
          </table:table-cell>
          <table:table-cell table:style-name="ce37" office:value-type="float" office:value="18512" calcext:value-type="float">
            <text:p><text:s text:c="3"/>18,51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59" office:value-type="float" office:value="-307" calcext:value-type="float">
            <text:p><text:s text:c="7"/>－307</text:p>
          </table:table-cell>
          <table:table-cell table:style-name="ce71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38" office:value-type="float" office:value="46750" calcext:value-type="float">
            <text:p><text:s text:c="3"/>46,750</text:p>
          </table:table-cell>
          <table:table-cell table:style-name="ce38" office:value-type="float" office:value="1885" calcext:value-type="float">
            <text:p><text:s text:c="3"/>1,885</text:p>
          </table:table-cell>
          <table:table-cell table:style-name="ce38" office:value-type="float" office:value="4290" calcext:value-type="float">
            <text:p><text:s text:c="3"/>4,290</text:p>
          </table:table-cell>
          <table:table-cell table:style-name="ce38" office:value-type="float" office:value="3069" calcext:value-type="float">
            <text:p><text:s text:c="3"/>3,069</text:p>
          </table:table-cell>
          <table:table-cell table:style-name="ce38" office:value-type="float" office:value="1723" calcext:value-type="float">
            <text:p><text:s text:c="3"/>1,723</text:p>
          </table:table-cell>
          <table:table-cell table:style-name="ce38" office:value-type="float" office:value="1013" calcext:value-type="float">
            <text:p><text:s text:c="3"/>1,013</text:p>
          </table:table-cell>
          <table:table-cell table:style-name="ce38" office:value-type="float" office:value="1533" calcext:value-type="float">
            <text:p><text:s text:c="3"/>1,533</text:p>
          </table:table-cell>
          <table:table-cell table:style-name="ce38" office:value-type="float" office:value="5188" calcext:value-type="float">
            <text:p><text:s text:c="3"/>5,188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41" office:value-type="float" office:value="0" calcext:value-type="float">
            <text:p>-</text:p>
          </table:table-cell>
          <table:table-cell table:style-name="ce38" office:value-type="float" office:value="3307" calcext:value-type="float">
            <text:p><text:s text:c="3"/>3,307</text:p>
          </table:table-cell>
          <table:table-cell table:style-name="ce38" office:value-type="float" office:value="23123" calcext:value-type="float">
            <text:p><text:s text:c="3"/>23,123</text:p>
          </table:table-cell>
          <table:table-cell table:style-name="ce38" office:value-type="float" office:value="1481" calcext:value-type="float">
            <text:p><text:s text:c="3"/>1,48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6152" calcext:value-type="float">
            <text:p><text:s text:c="3"/>46,152</text:p>
          </table:table-cell>
          <table:table-cell table:style-name="ce38" office:value-type="float" office:value="2741" calcext:value-type="float">
            <text:p><text:s text:c="3"/>2,741</text:p>
          </table:table-cell>
          <table:table-cell table:style-name="ce38" office:value-type="float" office:value="4107" calcext:value-type="float">
            <text:p><text:s text:c="3"/>4,107</text:p>
          </table:table-cell>
          <table:table-cell table:style-name="ce38" office:value-type="float" office:value="3406" calcext:value-type="float">
            <text:p><text:s text:c="3"/>3,406</text:p>
          </table:table-cell>
          <table:table-cell table:style-name="ce38" office:value-type="float" office:value="1877" calcext:value-type="float">
            <text:p><text:s text:c="3"/>1,877</text:p>
          </table:table-cell>
          <table:table-cell table:style-name="ce38" office:value-type="float" office:value="934" calcext:value-type="float">
            <text:p><text:s text:c="3"/>934</text:p>
          </table:table-cell>
          <table:table-cell table:style-name="ce38" office:value-type="float" office:value="1503" calcext:value-type="float">
            <text:p><text:s text:c="3"/>1,503</text:p>
          </table:table-cell>
          <table:table-cell table:style-name="ce38" office:value-type="float" office:value="4717" calcext:value-type="float">
            <text:p><text:s text:c="3"/>4,717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41" office:value-type="float" office:value="0" calcext:value-type="float">
            <text:p>-</text:p>
          </table:table-cell>
          <table:table-cell table:style-name="ce38" office:value-type="float" office:value="3307" calcext:value-type="float">
            <text:p><text:s text:c="3"/>3,307</text:p>
          </table:table-cell>
          <table:table-cell table:style-name="ce38" office:value-type="float" office:value="23119" calcext:value-type="float">
            <text:p><text:s text:c="3"/>23,119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60" office:value-type="float" office:value="598" calcext:value-type="float">
            <text:p>598</text:p>
          </table:table-cell>
          <table:table-cell table:style-name="ce71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14814" calcext:value-type="float">
            <text:p>14,814</text:p>
          </table:table-cell>
          <table:table-cell table:style-name="ce39" office:value-type="float" office:value="732" calcext:value-type="float">
            <text:p>73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47" calcext:value-type="float">
            <text:p>3,647</text:p>
          </table:table-cell>
          <table:table-cell table:style-name="ce39" office:value-type="float" office:value="359" calcext:value-type="float">
            <text:p>359</text:p>
          </table:table-cell>
          <table:table-cell table:style-name="ce39" office:value-type="float" office:value="239" calcext:value-type="float">
            <text:p>239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2936" calcext:value-type="float">
            <text:p>2,936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160" calcext:value-type="float">
            <text:p>6,160</text:p>
          </table:table-cell>
          <table:table-cell table:style-name="ce39" office:value-type="float" office:value="359" calcext:value-type="float">
            <text:p>35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5158" calcext:value-type="float">
            <text:p>15,158</text:p>
          </table:table-cell>
          <table:table-cell table:style-name="ce39" office:value-type="float" office:value="1036" calcext:value-type="float">
            <text:p>1,03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92" calcext:value-type="float">
            <text:p>3,692</text:p>
          </table:table-cell>
          <table:table-cell table:style-name="ce39" office:value-type="float" office:value="388" calcext:value-type="float">
            <text:p>388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309" calcext:value-type="float">
            <text:p>309</text:p>
          </table:table-cell>
          <table:table-cell table:style-name="ce39" office:value-type="float" office:value="3189" calcext:value-type="float">
            <text:p>3,189</text:p>
          </table:table-cell>
          <table:table-cell table:style-name="ce39" office:value-type="float" office:value="198" calcext:value-type="float">
            <text:p>19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160" calcext:value-type="float">
            <text:p>6,16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61" office:value-type="float" office:value="-344" calcext:value-type="float">
            <text:p><text:s text:c="7"/>－344</text:p>
          </table:table-cell>
          <table:table-cell table:style-name="ce71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6606" calcext:value-type="float">
            <text:p>6,606</text:p>
          </table:table-cell>
          <table:table-cell table:style-name="ce40" office:value-type="float" office:value="313" calcext:value-type="float">
            <text:p>3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24" calcext:value-type="float">
            <text:p>1,724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1306" calcext:value-type="float">
            <text:p>1,306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44" calcext:value-type="float">
            <text:p>2,744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55" calcext:value-type="float">
            <text:p>6,855</text:p>
          </table:table-cell>
          <table:table-cell table:style-name="ce40" office:value-type="float" office:value="446" calcext:value-type="float">
            <text:p>44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47" calcext:value-type="float">
            <text:p>1,647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1517" calcext:value-type="float">
            <text:p>1,517</text:p>
          </table:table-cell>
          <table:table-cell table:style-name="ce40" office:value-type="float" office:value="96" calcext:value-type="float">
            <text:p>9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44" calcext:value-type="float">
            <text:p>2,744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62" office:value-type="float" office:value="-249" calcext:value-type="float">
            <text:p><text:s text:c="7"/>－249</text:p>
          </table:table-cell>
          <table:table-cell table:style-name="ce71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41" office:value-type="float" office:value="8208" calcext:value-type="float">
            <text:p>8,208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23" calcext:value-type="float">
            <text:p>1,923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68" calcext:value-type="float">
            <text:p>168</text:p>
          </table:table-cell>
          <table:table-cell table:style-name="ce41" office:value-type="float" office:value="1630" calcext:value-type="float">
            <text:p>1,630</text:p>
          </table:table-cell>
          <table:table-cell table:style-name="ce41" office:value-type="float" office:value="47" calcext:value-type="float">
            <text:p>4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416" calcext:value-type="float">
            <text:p>3,416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303" calcext:value-type="float">
            <text:p>8,303</text:p>
          </table:table-cell>
          <table:table-cell table:style-name="ce41" office:value-type="float" office:value="590" calcext:value-type="float">
            <text:p>5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45" calcext:value-type="float">
            <text:p>2,045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1672" calcext:value-type="float">
            <text:p>1,672</text:p>
          </table:table-cell>
          <table:table-cell table:style-name="ce41" office:value-type="float" office:value="102" calcext:value-type="float">
            <text:p>10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416" calcext:value-type="float">
            <text:p>3,41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63" office:value-type="float" office:value="-95" calcext:value-type="float">
            <text:p><text:s text:c="7"/>－95</text:p>
          </table:table-cell>
          <table:table-cell table:style-name="ce71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12205" calcext:value-type="float">
            <text:p>12,205</text:p>
          </table:table-cell>
          <table:table-cell table:style-name="ce39" office:value-type="float" office:value="1243" calcext:value-type="float">
            <text:p>1,243</text:p>
          </table:table-cell>
          <table:table-cell table:style-name="ce39" office:value-type="float" office:value="3692" calcext:value-type="float">
            <text:p>3,69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8" calcext:value-type="float">
            <text:p>328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1743" calcext:value-type="float">
            <text:p>1,743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435" calcext:value-type="float">
            <text:p>4,435</text:p>
          </table:table-cell>
          <table:table-cell table:style-name="ce39" office:value-type="float" office:value="331" calcext:value-type="float">
            <text:p>33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929" calcext:value-type="float">
            <text:p>11,929</text:p>
          </table:table-cell>
          <table:table-cell table:style-name="ce39" office:value-type="float" office:value="1664" calcext:value-type="float">
            <text:p>1,664</text:p>
          </table:table-cell>
          <table:table-cell table:style-name="ce39" office:value-type="float" office:value="3647" calcext:value-type="float">
            <text:p>3,64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7" calcext:value-type="float">
            <text:p>277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1465" calcext:value-type="float">
            <text:p>1,465</text:p>
          </table:table-cell>
          <table:table-cell table:style-name="ce39" office:value-type="float" office:value="72" calcext:value-type="float">
            <text:p>7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435" calcext:value-type="float">
            <text:p>4,435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" calcext:value-type="float">
            <text:p>2</text:p>
          </table:table-cell>
          <table:table-cell table:style-name="ce64" office:value-type="float" office:value="276" calcext:value-type="float">
            <text:p>276</text:p>
          </table:table-cell>
          <table:table-cell table:style-name="ce71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423" calcext:value-type="float">
            <text:p>5,423</text:p>
          </table:table-cell>
          <table:table-cell table:style-name="ce40" office:value-type="float" office:value="511" calcext:value-type="float">
            <text:p>511</text:p>
          </table:table-cell>
          <table:table-cell table:style-name="ce40" office:value-type="float" office:value="1647" calcext:value-type="float">
            <text:p>1,6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814" calcext:value-type="float">
            <text:p>814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012" calcext:value-type="float">
            <text:p>2,012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489" calcext:value-type="float">
            <text:p>5,489</text:p>
          </table:table-cell>
          <table:table-cell table:style-name="ce40" office:value-type="float" office:value="723" calcext:value-type="float">
            <text:p>723</text:p>
          </table:table-cell>
          <table:table-cell table:style-name="ce40" office:value-type="float" office:value="1724" calcext:value-type="float">
            <text:p>1,72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714" calcext:value-type="float">
            <text:p>714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012" calcext:value-type="float">
            <text:p>2,012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-66" calcext:value-type="float">
            <text:p><text:s text:c="7"/>－66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6782" calcext:value-type="float">
            <text:p>6,782</text:p>
          </table:table-cell>
          <table:table-cell table:style-name="ce41" office:value-type="float" office:value="732" calcext:value-type="float">
            <text:p>732</text:p>
          </table:table-cell>
          <table:table-cell table:style-name="ce41" office:value-type="float" office:value="2045" calcext:value-type="float">
            <text:p>2,0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929" calcext:value-type="float">
            <text:p>929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423" calcext:value-type="float">
            <text:p>2,423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40" calcext:value-type="float">
            <text:p>6,440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1923" calcext:value-type="float">
            <text:p>1,9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751" calcext:value-type="float">
            <text:p>751</text:p>
          </table:table-cell>
          <table:table-cell table:style-name="ce41" office:value-type="float" office:value="37" calcext:value-type="float">
            <text:p>3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423" calcext:value-type="float">
            <text:p>2,42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342" calcext:value-type="float">
            <text:p>342</text:p>
          </table:table-cell>
          <table:table-cell table:style-name="ce71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10766" calcext:value-type="float">
            <text:p>10,766</text:p>
          </table:table-cell>
          <table:table-cell table:style-name="ce39" office:value-type="float" office:value="272" calcext:value-type="float">
            <text:p>272</text:p>
          </table:table-cell>
          <table:table-cell table:style-name="ce39" office:value-type="float" office:value="388" calcext:value-type="float">
            <text:p>388</text:p>
          </table:table-cell>
          <table:table-cell table:style-name="ce39" office:value-type="float" office:value="277" calcext:value-type="float">
            <text:p>27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2284" calcext:value-type="float">
            <text:p>2,284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974" calcext:value-type="float">
            <text:p>6,974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466" calcext:value-type="float">
            <text:p>10,466</text:p>
          </table:table-cell>
          <table:table-cell table:style-name="ce39" office:value-type="float" office:value="444" calcext:value-type="float">
            <text:p>444</text:p>
          </table:table-cell>
          <table:table-cell table:style-name="ce39" office:value-type="float" office:value="359" calcext:value-type="float">
            <text:p>359</text:p>
          </table:table-cell>
          <table:table-cell table:style-name="ce39" office:value-type="float" office:value="328" calcext:value-type="float">
            <text:p>32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1920" calcext:value-type="float">
            <text:p>1,920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974" calcext:value-type="float">
            <text:p>6,97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61" office:value-type="float" office:value="300" calcext:value-type="float">
            <text:p>300</text:p>
          </table:table-cell>
          <table:table-cell table:style-name="ce71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4736" calcext:value-type="float">
            <text:p>4,736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991" calcext:value-type="float">
            <text:p>991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07" calcext:value-type="float">
            <text:p>3,107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639" calcext:value-type="float">
            <text:p>4,639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824" calcext:value-type="float">
            <text:p>824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07" calcext:value-type="float">
            <text:p>3,10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62" office:value-type="float" office:value="97" calcext:value-type="float">
            <text:p>97</text:p>
          </table:table-cell>
          <table:table-cell table:style-name="ce71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6030" calcext:value-type="float">
            <text:p>6,030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293" calcext:value-type="float">
            <text:p>1,293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867" calcext:value-type="float">
            <text:p>3,867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27" calcext:value-type="float">
            <text:p>5,827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36" calcext:value-type="float">
            <text:p>3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867" calcext:value-type="float">
            <text:p>3,8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203" calcext:value-type="float">
            <text:p>203</text:p>
          </table:table-cell>
          <table:table-cell table:style-name="ce71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5824" calcext:value-type="float">
            <text:p>5,824</text:p>
          </table:table-cell>
          <table:table-cell table:style-name="ce39" office:value-type="float" office:value="143" calcext:value-type="float">
            <text:p>143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151" calcext:value-type="float">
            <text:p>15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43" calcext:value-type="float">
            <text:p>543</text:p>
          </table:table-cell>
          <table:table-cell table:style-name="ce39" office:value-type="float" office:value="685" calcext:value-type="float">
            <text:p>685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64" calcext:value-type="float">
            <text:p>3,864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936" calcext:value-type="float">
            <text:p>5,936</text:p>
          </table:table-cell>
          <table:table-cell table:style-name="ce39" office:value-type="float" office:value="206" calcext:value-type="float">
            <text:p>206</text:p>
          </table:table-cell>
          <table:table-cell table:style-name="ce39" office:value-type="float" office:value="239" calcext:value-type="float">
            <text:p>239</text:p>
          </table:table-cell>
          <table:table-cell table:style-name="ce39" office:value-type="float" office:value="142" calcext:value-type="float">
            <text:p>142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40" calcext:value-type="float">
            <text:p>540</text:p>
          </table:table-cell>
          <table:table-cell table:style-name="ce39" office:value-type="float" office:value="711" calcext:value-type="float">
            <text:p>711</text:p>
          </table:table-cell>
          <table:table-cell table:style-name="ce39" office:value-type="float" office:value="69" calcext:value-type="float">
            <text:p>6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64" calcext:value-type="float">
            <text:p>3,86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61" office:value-type="float" office:value="-112" calcext:value-type="float">
            <text:p><text:s text:c="7"/>－112</text:p>
          </table:table-cell>
          <table:table-cell table:style-name="ce71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2541" calcext:value-type="float">
            <text:p>2,541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9" calcext:value-type="float">
            <text:p>259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695" calcext:value-type="float">
            <text:p>1,695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38" calcext:value-type="float">
            <text:p>2,638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331" calcext:value-type="float">
            <text:p>331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695" calcext:value-type="float">
            <text:p>1,69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97" calcext:value-type="float">
            <text:p><text:s text:c="7"/>－97</text:p>
          </table:table-cell>
          <table:table-cell table:style-name="ce71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3283" calcext:value-type="float">
            <text:p>3,283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407" calcext:value-type="float">
            <text:p>407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169" calcext:value-type="float">
            <text:p>2,169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298" calcext:value-type="float">
            <text:p>3,298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169" calcext:value-type="float">
            <text:p>2,16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63" office:value-type="float" office:value="-15" calcext:value-type="float">
            <text:p><text:s text:c="7"/>－15</text:p>
          </table:table-cell>
          <table:table-cell table:style-name="ce71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10273" calcext:value-type="float">
            <text:p>10,273</text:p>
          </table:table-cell>
          <table:table-cell table:style-name="ce39" office:value-type="float" office:value="293" calcext:value-type="float">
            <text:p>293</text:p>
          </table:table-cell>
          <table:table-cell table:style-name="ce39" office:value-type="float" office:value="309" calcext:value-type="float">
            <text:p>309</text:p>
          </table:table-cell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540" calcext:value-type="float">
            <text:p>54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78" calcext:value-type="float">
            <text:p>1,478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996" calcext:value-type="float">
            <text:p>6,996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302" calcext:value-type="float">
            <text:p>10,302</text:p>
          </table:table-cell>
          <table:table-cell table:style-name="ce39" office:value-type="float" office:value="429" calcext:value-type="float">
            <text:p>429</text:p>
          </table:table-cell>
          <table:table-cell table:style-name="ce39" office:value-type="float" office:value="301" calcext:value-type="float">
            <text:p>301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543" calcext:value-type="float">
            <text:p>54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79" calcext:value-type="float">
            <text:p>1,479</text:p>
          </table:table-cell>
          <table:table-cell table:style-name="ce39" office:value-type="float" office:value="91" calcext:value-type="float">
            <text:p>9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993" calcext:value-type="float">
            <text:p>6,99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61" office:value-type="float" office:value="-29" calcext:value-type="float">
            <text:p><text:s text:c="7"/>－29</text:p>
          </table:table-cell>
          <table:table-cell table:style-name="ce71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4584" calcext:value-type="float">
            <text:p>4,584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02" calcext:value-type="float">
            <text:p>702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21" calcext:value-type="float">
            <text:p>3,121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636" calcext:value-type="float">
            <text:p>4,636</text:p>
          </table:table-cell>
          <table:table-cell table:style-name="ce40" office:value-type="float" office:value="176" calcext:value-type="float">
            <text:p>176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259" calcext:value-type="float">
            <text:p>25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02" calcext:value-type="float">
            <text:p>702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20" calcext:value-type="float">
            <text:p>3,120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62" office:value-type="float" office:value="-52" calcext:value-type="float">
            <text:p><text:s text:c="7"/>－52</text:p>
          </table:table-cell>
          <table:table-cell table:style-name="ce71" table:number-columns-repeated="993"/>
        </table:table-row>
        <table:table-row table:style-name="ro5">
          <table:table-cell table:style-name="ce9"/>
          <table:table-cell table:style-name="ce31" office:value-type="string" calcext:value-type="string">
            <text:p>女</text:p>
          </table:table-cell>
          <table:table-cell table:style-name="ce41" office:value-type="float" office:value="5689" calcext:value-type="float">
            <text:p>5,689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6" calcext:value-type="float">
            <text:p>776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875" calcext:value-type="float">
            <text:p>3,875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666" calcext:value-type="float">
            <text:p>5,666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168" calcext:value-type="float">
            <text:p>168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7" calcext:value-type="float">
            <text:p>777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873" calcext:value-type="float">
            <text:p>3,87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23" calcext:value-type="float">
            <text:p>23</text:p>
          </table:table-cell>
          <table:table-cell table:style-name="ce71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29407" calcext:value-type="float">
            <text:p>29,407</text:p>
          </table:table-cell>
          <table:table-cell table:style-name="ce39" office:value-type="float" office:value="696" calcext:value-type="float">
            <text:p>696</text:p>
          </table:table-cell>
          <table:table-cell table:style-name="ce39" office:value-type="float" office:value="3189" calcext:value-type="float">
            <text:p>3,189</text:p>
          </table:table-cell>
          <table:table-cell table:style-name="ce39" office:value-type="float" office:value="1465" calcext:value-type="float">
            <text:p>1,465</text:p>
          </table:table-cell>
          <table:table-cell table:style-name="ce39" office:value-type="float" office:value="1920" calcext:value-type="float">
            <text:p>1,920</text:p>
          </table:table-cell>
          <table:table-cell table:style-name="ce39" office:value-type="float" office:value="711" calcext:value-type="float">
            <text:p>711</text:p>
          </table:table-cell>
          <table:table-cell table:style-name="ce39" office:value-type="float" office:value="1479" calcext:value-type="float">
            <text:p>1,47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112" calcext:value-type="float">
            <text:p>6,112</text:p>
          </table:table-cell>
          <table:table-cell table:style-name="ce39" office:value-type="float" office:value="13052" calcext:value-type="float">
            <text:p>13,052</text:p>
          </table:table-cell>
          <table:table-cell table:style-name="ce39" office:value-type="float" office:value="686" calcext:value-type="float">
            <text:p>686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9779" calcext:value-type="float">
            <text:p>29,779</text:p>
          </table:table-cell>
          <table:table-cell table:style-name="ce39" office:value-type="float" office:value="1128" calcext:value-type="float">
            <text:p>1,128</text:p>
          </table:table-cell>
          <table:table-cell table:style-name="ce39" office:value-type="float" office:value="2936" calcext:value-type="float">
            <text:p>2,936</text:p>
          </table:table-cell>
          <table:table-cell table:style-name="ce39" office:value-type="float" office:value="1743" calcext:value-type="float">
            <text:p>1,743</text:p>
          </table:table-cell>
          <table:table-cell table:style-name="ce39" office:value-type="float" office:value="2284" calcext:value-type="float">
            <text:p>2,284</text:p>
          </table:table-cell>
          <table:table-cell table:style-name="ce39" office:value-type="float" office:value="685" calcext:value-type="float">
            <text:p>685</text:p>
          </table:table-cell>
          <table:table-cell table:style-name="ce39" office:value-type="float" office:value="1478" calcext:value-type="float">
            <text:p>1,47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112" calcext:value-type="float">
            <text:p>6,112</text:p>
          </table:table-cell>
          <table:table-cell table:style-name="ce39" office:value-type="float" office:value="13049" calcext:value-type="float">
            <text:p>13,049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7" calcext:value-type="float">
            <text:p>7</text:p>
          </table:table-cell>
          <table:table-cell table:style-name="ce64" office:value-type="float" office:value="-372" calcext:value-type="float">
            <text:p><text:s text:c="4"/>－372</text:p>
          </table:table-cell>
          <table:table-cell table:style-name="ce71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13133" calcext:value-type="float">
            <text:p>13,133</text:p>
          </table:table-cell>
          <table:table-cell table:style-name="ce40" office:value-type="float" office:value="340" calcext:value-type="float">
            <text:p>340</text:p>
          </table:table-cell>
          <table:table-cell table:style-name="ce40" office:value-type="float" office:value="1517" calcext:value-type="float">
            <text:p>1,517</text:p>
          </table:table-cell>
          <table:table-cell table:style-name="ce40" office:value-type="float" office:value="714" calcext:value-type="float">
            <text:p>714</text:p>
          </table:table-cell>
          <table:table-cell table:style-name="ce40" office:value-type="float" office:value="824" calcext:value-type="float">
            <text:p>824</text:p>
          </table:table-cell>
          <table:table-cell table:style-name="ce40" office:value-type="float" office:value="331" calcext:value-type="float">
            <text:p>331</text:p>
          </table:table-cell>
          <table:table-cell table:style-name="ce40" office:value-type="float" office:value="702" calcext:value-type="float">
            <text:p>70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07" calcext:value-type="float">
            <text:p>2,807</text:p>
          </table:table-cell>
          <table:table-cell table:style-name="ce40" office:value-type="float" office:value="5745" calcext:value-type="float">
            <text:p>5,745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363" calcext:value-type="float">
            <text:p>13,363</text:p>
          </table:table-cell>
          <table:table-cell table:style-name="ce40" office:value-type="float" office:value="521" calcext:value-type="float">
            <text:p>521</text:p>
          </table:table-cell>
          <table:table-cell table:style-name="ce40" office:value-type="float" office:value="1306" calcext:value-type="float">
            <text:p>1,306</text:p>
          </table:table-cell>
          <table:table-cell table:style-name="ce40" office:value-type="float" office:value="814" calcext:value-type="float">
            <text:p>814</text:p>
          </table:table-cell>
          <table:table-cell table:style-name="ce40" office:value-type="float" office:value="991" calcext:value-type="float">
            <text:p>991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702" calcext:value-type="float">
            <text:p>70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07" calcext:value-type="float">
            <text:p>2,807</text:p>
          </table:table-cell>
          <table:table-cell table:style-name="ce40" office:value-type="float" office:value="5744" calcext:value-type="float">
            <text:p>5,744</text:p>
          </table:table-cell>
          <table:table-cell table:number-columns-repeated="2" table:style-name="ce40" office:value-type="float" office:value="5" calcext:value-type="float">
            <text:p>5</text:p>
          </table:table-cell>
          <table:table-cell table:style-name="ce62" office:value-type="float" office:value="-230" calcext:value-type="float">
            <text:p><text:s text:c="7"/>－230</text:p>
          </table:table-cell>
          <table:table-cell table:style-name="ce71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16274" calcext:value-type="float">
            <text:p>16,274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1672" calcext:value-type="float">
            <text:p>1,672</text:p>
          </table:table-cell>
          <table:table-cell table:style-name="ce41" office:value-type="float" office:value="751" calcext:value-type="float">
            <text:p>751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777" calcext:value-type="float">
            <text:p>7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05" calcext:value-type="float">
            <text:p>3,305</text:p>
          </table:table-cell>
          <table:table-cell table:style-name="ce41" office:value-type="float" office:value="7307" calcext:value-type="float">
            <text:p>7,307</text:p>
          </table:table-cell>
          <table:table-cell table:style-name="ce41" office:value-type="float" office:value="587" calcext:value-type="float">
            <text:p>58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6416" calcext:value-type="float">
            <text:p>16,416</text:p>
          </table:table-cell>
          <table:table-cell table:style-name="ce41" office:value-type="float" office:value="607" calcext:value-type="float">
            <text:p>607</text:p>
          </table:table-cell>
          <table:table-cell table:style-name="ce41" office:value-type="float" office:value="1630" calcext:value-type="float">
            <text:p>1,630</text:p>
          </table:table-cell>
          <table:table-cell table:style-name="ce41" office:value-type="float" office:value="929" calcext:value-type="float">
            <text:p>929</text:p>
          </table:table-cell>
          <table:table-cell table:style-name="ce41" office:value-type="float" office:value="1293" calcext:value-type="float">
            <text:p>1,293</text:p>
          </table:table-cell>
          <table:table-cell table:style-name="ce41" office:value-type="float" office:value="407" calcext:value-type="float">
            <text:p>407</text:p>
          </table:table-cell>
          <table:table-cell table:style-name="ce41" office:value-type="float" office:value="776" calcext:value-type="float">
            <text:p>7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05" calcext:value-type="float">
            <text:p>3,305</text:p>
          </table:table-cell>
          <table:table-cell table:style-name="ce41" office:value-type="float" office:value="7305" calcext:value-type="float">
            <text:p>7,305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-142" calcext:value-type="float">
            <text:p><text:s text:c="7"/>－142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671" calcext:value-type="float">
            <text:p>1,67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1014" calcext:value-type="float">
            <text:p>1,01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94" calcext:value-type="float">
            <text:p>1,694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1014" calcext:value-type="float">
            <text:p>1,01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5" office:value-type="float" office:value="-23" calcext:value-type="float">
            <text:p><text:s text:c="7"/>－23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43" calcext:value-type="float">
            <text:p>74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449" calcext:value-type="float">
            <text:p>44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3" calcext:value-type="float">
            <text:p>78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449" calcext:value-type="float">
            <text:p>44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40" calcext:value-type="float">
            <text:p><text:s text:c="7"/>－40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928" calcext:value-type="float">
            <text:p>928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03" calcext:value-type="float">
            <text:p>103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2" calcext:value-type="float">
            <text:p>22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565" calcext:value-type="float">
            <text:p>565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11" calcext:value-type="float">
            <text:p>91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565" calcext:value-type="float">
            <text:p>56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7" office:value-type="float" office:value="17" calcext:value-type="float">
            <text:p>17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8093" calcext:value-type="float">
            <text:p>8,093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1346" calcext:value-type="float">
            <text:p>1,346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10" calcext:value-type="float">
            <text:p>1,210</text:p>
          </table:table-cell>
          <table:table-cell table:style-name="ce42" office:value-type="float" office:value="3975" calcext:value-type="float">
            <text:p>3,975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700" calcext:value-type="float">
            <text:p>7,700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1052" calcext:value-type="float">
            <text:p>1,052</text:p>
          </table:table-cell>
          <table:table-cell table:style-name="ce42" office:value-type="float" office:value="559" calcext:value-type="float">
            <text:p>559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60" calcext:value-type="float">
            <text:p>1,060</text:p>
          </table:table-cell>
          <table:table-cell table:style-name="ce42" office:value-type="float" office:value="3975" calcext:value-type="float">
            <text:p>3,97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5" office:value-type="float" office:value="393" calcext:value-type="float">
            <text:p>393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3613" calcext:value-type="float">
            <text:p>3,613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632" calcext:value-type="float">
            <text:p>632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5" calcext:value-type="float">
            <text:p>565</text:p>
          </table:table-cell>
          <table:table-cell table:style-name="ce43" office:value-type="float" office:value="1749" calcext:value-type="float">
            <text:p>1,74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437" calcext:value-type="float">
            <text:p>3,437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443" calcext:value-type="float">
            <text:p>443</text:p>
          </table:table-cell>
          <table:table-cell table:style-name="ce43" office:value-type="float" office:value="246" calcext:value-type="float">
            <text:p>246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8" calcext:value-type="float">
            <text:p>498</text:p>
          </table:table-cell>
          <table:table-cell table:style-name="ce43" office:value-type="float" office:value="1749" calcext:value-type="float">
            <text:p>1,74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6" office:value-type="float" office:value="176" calcext:value-type="float">
            <text:p>176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4480" calcext:value-type="float">
            <text:p>4,480</text:p>
          </table:table-cell>
          <table:table-cell table:style-name="ce44" office:value-type="float" office:value="126" calcext:value-type="float">
            <text:p>126</text:p>
          </table:table-cell>
          <table:table-cell table:style-name="ce44" office:value-type="float" office:value="714" calcext:value-type="float">
            <text:p>714</text:p>
          </table:table-cell>
          <table:table-cell table:style-name="ce44" office:value-type="float" office:value="267" calcext:value-type="float">
            <text:p>267</text:p>
          </table:table-cell>
          <table:table-cell table:style-name="ce44" office:value-type="float" office:value="147" calcext:value-type="float">
            <text:p>147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45" calcext:value-type="float">
            <text:p>645</text:p>
          </table:table-cell>
          <table:table-cell table:style-name="ce44" office:value-type="float" office:value="2226" calcext:value-type="float">
            <text:p>2,226</text:p>
          </table:table-cell>
          <table:table-cell table:style-name="ce44" office:value-type="float" office:value="175" calcext:value-type="float">
            <text:p>17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263" calcext:value-type="float">
            <text:p>4,263</text:p>
          </table:table-cell>
          <table:table-cell table:style-name="ce44" office:value-type="float" office:value="197" calcext:value-type="float">
            <text:p>197</text:p>
          </table:table-cell>
          <table:table-cell table:style-name="ce44" office:value-type="float" office:value="609" calcext:value-type="float">
            <text:p>609</text:p>
          </table:table-cell>
          <table:table-cell table:style-name="ce44" office:value-type="float" office:value="313" calcext:value-type="float">
            <text:p>313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62" calcext:value-type="float">
            <text:p>562</text:p>
          </table:table-cell>
          <table:table-cell table:style-name="ce44" office:value-type="float" office:value="2226" calcext:value-type="float">
            <text:p>2,22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67" office:value-type="float" office:value="217" calcext:value-type="float">
            <text:p>217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874" calcext:value-type="float">
            <text:p>1,87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6" calcext:value-type="float">
            <text:p>776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73" calcext:value-type="float">
            <text:p>1,673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3" calcext:value-type="float">
            <text:p>663</text:p>
          </table:table-cell>
          <table:table-cell table:style-name="ce42" office:value-type="float" office:value="670" calcext:value-type="float">
            <text:p>67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201" calcext:value-type="float">
            <text:p>201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834" calcext:value-type="float">
            <text:p>83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2" calcext:value-type="float">
            <text:p>372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8" calcext:value-type="float">
            <text:p>69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9" calcext:value-type="float">
            <text:p>279</text:p>
          </table:table-cell>
          <table:table-cell table:style-name="ce43" office:value-type="float" office:value="277" calcext:value-type="float">
            <text:p>27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136" calcext:value-type="float">
            <text:p>136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040" calcext:value-type="float">
            <text:p>1,04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04" calcext:value-type="float">
            <text:p>404</text:p>
          </table:table-cell>
          <table:table-cell table:style-name="ce44" office:value-type="float" office:value="393" calcext:value-type="float">
            <text:p>393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75" calcext:value-type="float">
            <text:p>9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84" calcext:value-type="float">
            <text:p>384</text:p>
          </table:table-cell>
          <table:table-cell table:style-name="ce44" office:value-type="float" office:value="393" calcext:value-type="float">
            <text:p>39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65" calcext:value-type="float">
            <text:p>65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456" calcext:value-type="float">
            <text:p>1,45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591" calcext:value-type="float">
            <text:p>59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3" calcext:value-type="float">
            <text:p>1,423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office:value-type="float" office:value="591" calcext:value-type="float">
            <text:p>59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5" office:value-type="float" office:value="33" calcext:value-type="float">
            <text:p>33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98" calcext:value-type="float">
            <text:p>59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253" calcext:value-type="float">
            <text:p>25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6" calcext:value-type="float">
            <text:p>62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253" calcext:value-type="float">
            <text:p>25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28" calcext:value-type="float">
            <text:p><text:s text:c="7"/>－28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858" calcext:value-type="float">
            <text:p>85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31" calcext:value-type="float">
            <text:p>13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office:value-type="float" office:value="338" calcext:value-type="float">
            <text:p>338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97" calcext:value-type="float">
            <text:p>797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6" calcext:value-type="float">
            <text:p>206</text:p>
          </table:table-cell>
          <table:table-cell table:style-name="ce44" office:value-type="float" office:value="338" calcext:value-type="float">
            <text:p>33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7" office:value-type="float" office:value="61" calcext:value-type="float">
            <text:p>61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723" calcext:value-type="float">
            <text:p>2,72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1538" calcext:value-type="float">
            <text:p>1,538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258" calcext:value-type="float">
            <text:p>3,258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653" calcext:value-type="float">
            <text:p>653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2" calcext:value-type="float">
            <text:p>472</text:p>
          </table:table-cell>
          <table:table-cell table:style-name="ce42" office:value-type="float" office:value="1538" calcext:value-type="float">
            <text:p>1,5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5" office:value-type="float" office:value="-535" calcext:value-type="float">
            <text:p><text:s text:c="7"/>－535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133" calcext:value-type="float">
            <text:p>1,13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656" calcext:value-type="float">
            <text:p>65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25" calcext:value-type="float">
            <text:p>1,425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656" calcext:value-type="float">
            <text:p>6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6" office:value-type="float" office:value="-292" calcext:value-type="float">
            <text:p><text:s text:c="7"/>－292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590" calcext:value-type="float">
            <text:p>1,59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38" calcext:value-type="float">
            <text:p>238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2" calcext:value-type="float">
            <text:p>32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10" calcext:value-type="float">
            <text:p>210</text:p>
          </table:table-cell>
          <table:table-cell table:style-name="ce44" office:value-type="float" office:value="882" calcext:value-type="float">
            <text:p>882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833" calcext:value-type="float">
            <text:p>1,833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386" calcext:value-type="float">
            <text:p>386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5" calcext:value-type="float">
            <text:p>245</text:p>
          </table:table-cell>
          <table:table-cell table:style-name="ce44" office:value-type="float" office:value="882" calcext:value-type="float">
            <text:p>88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-243" calcext:value-type="float">
            <text:p><text:s text:c="7"/>－243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250" calcext:value-type="float">
            <text:p>1,25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8" calcext:value-type="float">
            <text:p>258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7" calcext:value-type="float">
            <text:p>1,41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43" calcext:value-type="float">
            <text:p>44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442" calcext:value-type="float">
            <text:p>44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167" calcext:value-type="float">
            <text:p><text:s text:c="7"/>－167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61" calcext:value-type="float">
            <text:p>56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6" calcext:value-type="float">
            <text:p>60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98" calcext:value-type="float">
            <text:p>19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192" calcext:value-type="float">
            <text:p>19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45" calcext:value-type="float">
            <text:p><text:s text:c="7"/>－45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689" calcext:value-type="float">
            <text:p>689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250" calcext:value-type="float">
            <text:p>25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11" calcext:value-type="float">
            <text:p>811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45" calcext:value-type="float">
            <text:p>24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office:value-type="float" office:value="250" calcext:value-type="float">
            <text:p>25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-122" calcext:value-type="float">
            <text:p><text:s text:c="7"/>－122</text:p>
          </table:table-cell>
          <table:table-cell table:style-name="ce71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758" calcext:value-type="float">
            <text:p>1,75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4" calcext:value-type="float">
            <text:p>344</text:p>
          </table:table-cell>
          <table:table-cell table:style-name="ce42" office:value-type="float" office:value="649" calcext:value-type="float">
            <text:p>64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69" calcext:value-type="float">
            <text:p>1,86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2" calcext:value-type="float">
            <text:p>412</text:p>
          </table:table-cell>
          <table:table-cell table:style-name="ce42" office:value-type="float" office:value="649" calcext:value-type="float">
            <text:p>64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65" office:value-type="float" office:value="-111" calcext:value-type="float">
            <text:p><text:s text:c="7"/>－111</text:p>
          </table:table-cell>
          <table:table-cell table:style-name="ce71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805" calcext:value-type="float">
            <text:p>80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51" calcext:value-type="float">
            <text:p>5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2" calcext:value-type="float">
            <text:p>86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6" calcext:value-type="float">
            <text:p>186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6" office:value-type="float" office:value="-57" calcext:value-type="float">
            <text:p><text:s text:c="7"/>－57</text:p>
          </table:table-cell>
          <table:table-cell table:style-name="ce71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953" calcext:value-type="float">
            <text:p>953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7" calcext:value-type="float">
            <text:p>187</text:p>
          </table:table-cell>
          <table:table-cell table:style-name="ce44" office:value-type="float" office:value="361" calcext:value-type="float">
            <text:p>361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07" calcext:value-type="float">
            <text:p>1,00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6" calcext:value-type="float">
            <text:p>226</text:p>
          </table:table-cell>
          <table:table-cell table:style-name="ce44" office:value-type="float" office:value="361" calcext:value-type="float">
            <text:p>36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67" office:value-type="float" office:value="-54" calcext:value-type="float">
            <text:p><text:s text:c="7"/>－54</text:p>
          </table:table-cell>
          <table:table-cell table:style-name="ce71" table:number-columns-repeated="993"/>
        </table:table-row>
        <table:table-row table:style-name="ro6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333" calcext:value-type="float">
            <text:p>1,33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8" calcext:value-type="float">
            <text:p>568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4" calcext:value-type="float">
            <text:p>1,41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5" calcext:value-type="float">
            <text:p>565</text:p>
          </table:table-cell>
          <table:table-cell table:style-name="ce42" office:value-type="float" office:value="313" calcext:value-type="float">
            <text:p>31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-81" calcext:value-type="float">
            <text:p><text:s text:c="7"/>－81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77" calcext:value-type="float">
            <text:p>57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2" calcext:value-type="float">
            <text:p>252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8" calcext:value-type="float">
            <text:p>60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137" calcext:value-type="float">
            <text:p>13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31" calcext:value-type="float">
            <text:p><text:s text:c="7"/>－31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56" calcext:value-type="float">
            <text:p>75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16" calcext:value-type="float">
            <text:p>316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06" calcext:value-type="float">
            <text:p>80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59" calcext:value-type="float">
            <text:p>5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32" calcext:value-type="float">
            <text:p>332</text:p>
          </table:table-cell>
          <table:table-cell table:style-name="ce44" office:value-type="float" office:value="176" calcext:value-type="float">
            <text:p>17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-50" calcext:value-type="float">
            <text:p><text:s text:c="7"/>－50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177" calcext:value-type="float">
            <text:p>2,17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1072" calcext:value-type="float">
            <text:p>1,07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95" calcext:value-type="float">
            <text:p>2,495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1072" calcext:value-type="float">
            <text:p>1,07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5" office:value-type="float" office:value="-318" calcext:value-type="float">
            <text:p><text:s text:c="7"/>－318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972" calcext:value-type="float">
            <text:p>97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35" calcext:value-type="float">
            <text:p>2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450" calcext:value-type="float">
            <text:p>45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1" calcext:value-type="float">
            <text:p>1,11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91" calcext:value-type="float">
            <text:p>29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450" calcext:value-type="float">
            <text:p>45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6" office:value-type="float" office:value="-139" calcext:value-type="float">
            <text:p><text:s text:c="7"/>－139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205" calcext:value-type="float">
            <text:p>1,205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247" calcext:value-type="float">
            <text:p>24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622" calcext:value-type="float">
            <text:p>622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84" calcext:value-type="float">
            <text:p>1,384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0" calcext:value-type="float">
            <text:p>180</text:p>
          </table:table-cell>
          <table:table-cell table:style-name="ce44" office:value-type="float" office:value="622" calcext:value-type="float">
            <text:p>62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-179" calcext:value-type="float">
            <text:p><text:s text:c="7"/>－179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723" calcext:value-type="float">
            <text:p>72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3" calcext:value-type="float">
            <text:p>72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1" calcext:value-type="float">
            <text:p>201</text:p>
          </table:table-cell>
          <table:table-cell table:style-name="ce42" office:value-type="float" office:value="238" calcext:value-type="float">
            <text:p>23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0" calcext:value-type="float">
            <text:p>－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322" calcext:value-type="float">
            <text:p>32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119" calcext:value-type="float">
            <text:p>11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2" table:style-name="ce43" office:value-type="float" office:value="20" calcext:value-type="float">
            <text:p>2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118" calcext:value-type="float">
            <text:p>11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18" calcext:value-type="float">
            <text:p><text:s text:c="7"/>－18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401" calcext:value-type="float">
            <text:p>40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83" calcext:value-type="float">
            <text:p>383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120" calcext:value-type="float">
            <text:p>12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18" calcext:value-type="float">
            <text:p>18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367" calcext:value-type="float">
            <text:p>1,36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739" calcext:value-type="float">
            <text:p>73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361" calcext:value-type="float">
            <text:p>1,36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739" calcext:value-type="float">
            <text:p>7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65" office:value-type="float" office:value="6" calcext:value-type="float">
            <text:p>6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18" calcext:value-type="float">
            <text:p>61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7" calcext:value-type="float">
            <text:p>63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66" office:value-type="float" office:value="-19" calcext:value-type="float">
            <text:p><text:s text:c="7"/>－19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49" calcext:value-type="float">
            <text:p>74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4" calcext:value-type="float">
            <text:p>144</text:p>
          </table:table-cell>
          <table:table-cell table:style-name="ce44" office:value-type="float" office:value="406" calcext:value-type="float">
            <text:p>406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24" calcext:value-type="float">
            <text:p>72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6" calcext:value-type="float">
            <text:p>126</text:p>
          </table:table-cell>
          <table:table-cell table:style-name="ce44" office:value-type="float" office:value="406" calcext:value-type="float">
            <text:p>40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25" calcext:value-type="float">
            <text:p>25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866" calcext:value-type="float">
            <text:p>86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4" calcext:value-type="float">
            <text:p>264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1" calcext:value-type="float">
            <text:p>31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00" calcext:value-type="float">
            <text:p>10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555" calcext:value-type="float">
            <text:p>555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00" calcext:value-type="float">
            <text:p>50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49" calcext:value-type="float">
            <text:p>4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9" calcext:value-type="float">
            <text:p>4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322" calcext:value-type="float">
            <text:p>322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366" calcext:value-type="float">
            <text:p>36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3" calcext:value-type="float">
            <text:p>13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51" calcext:value-type="float">
            <text:p>5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233" calcext:value-type="float">
            <text:p>233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565" calcext:value-type="float">
            <text:p>1,565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801" calcext:value-type="float">
            <text:p>80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26" calcext:value-type="float">
            <text:p>1,72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801" calcext:value-type="float">
            <text:p>80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5" office:value-type="float" office:value="-161" calcext:value-type="float">
            <text:p><text:s text:c="7"/>－161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30" calcext:value-type="float">
            <text:p>73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74" calcext:value-type="float">
            <text:p>37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7" calcext:value-type="float">
            <text:p>77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374" calcext:value-type="float">
            <text:p>37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47" calcext:value-type="float">
            <text:p><text:s text:c="7"/>－47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835" calcext:value-type="float">
            <text:p>835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427" calcext:value-type="float">
            <text:p>427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49" calcext:value-type="float">
            <text:p>949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office:value-type="float" office:value="133" calcext:value-type="float">
            <text:p>13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427" calcext:value-type="float">
            <text:p>427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67" office:value-type="float" office:value="-114" calcext:value-type="float">
            <text:p><text:s text:c="7"/>－114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633" calcext:value-type="float">
            <text:p>1,633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7" calcext:value-type="float">
            <text:p>557</text:p>
          </table:table-cell>
          <table:table-cell table:style-name="ce42" office:value-type="float" office:value="637" calcext:value-type="float">
            <text:p>63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39" calcext:value-type="float">
            <text:p>1,639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3" calcext:value-type="float">
            <text:p>573</text:p>
          </table:table-cell>
          <table:table-cell table:style-name="ce42" office:value-type="float" office:value="637" calcext:value-type="float">
            <text:p>63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5" office:value-type="float" office:value="-6" calcext:value-type="float">
            <text:p><text:s text:c="7"/>－6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31" calcext:value-type="float">
            <text:p>73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2" calcext:value-type="float">
            <text:p>79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9" calcext:value-type="float">
            <text:p>289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6" office:value-type="float" office:value="-61" calcext:value-type="float">
            <text:p><text:s text:c="7"/>－61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902" calcext:value-type="float">
            <text:p>90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19" calcext:value-type="float">
            <text:p>319</text:p>
          </table:table-cell>
          <table:table-cell table:style-name="ce44" office:value-type="float" office:value="340" calcext:value-type="float">
            <text:p>34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47" calcext:value-type="float">
            <text:p>847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33" calcext:value-type="float">
            <text:p>33</text:p>
          </table:table-cell>
          <table:table-cell table:number-columns-repeated="2"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4" calcext:value-type="float">
            <text:p>284</text:p>
          </table:table-cell>
          <table:table-cell table:style-name="ce44" office:value-type="float" office:value="340" calcext:value-type="float">
            <text:p>34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7" office:value-type="float" office:value="55" calcext:value-type="float">
            <text:p>55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18" calcext:value-type="float">
            <text:p>91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6" calcext:value-type="float">
            <text:p>416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6" calcext:value-type="float">
            <text:p>1,07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59" calcext:value-type="float">
            <text:p>59</text:p>
          </table:table-cell>
          <table:table-cell table:number-columns-repeated="2" table:style-name="ce42" office:value-type="float" office:value="53" calcext:value-type="float">
            <text:p>53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5" office:value-type="float" office:value="-158" calcext:value-type="float">
            <text:p><text:s text:c="7"/>－158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396" calcext:value-type="float">
            <text:p>39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3" calcext:value-type="float">
            <text:p>48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122" calcext:value-type="float">
            <text:p>12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-87" calcext:value-type="float">
            <text:p><text:s text:c="7"/>－87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522" calcext:value-type="float">
            <text:p>522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4" calcext:value-type="float">
            <text:p>244</text:p>
          </table:table-cell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93" calcext:value-type="float">
            <text:p>59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1" calcext:value-type="float">
            <text:p>271</text:p>
          </table:table-cell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67" office:value-type="float" office:value="-71" calcext:value-type="float">
            <text:p><text:s text:c="7"/>－71</text:p>
          </table:table-cell>
          <table:table-cell table:style-name="ce71" table:number-columns-repeated="993"/>
        </table:table-row>
        <table:table-row table:style-name="ro7">
          <table:table-cell table:style-name="ce14"/>
          <table:table-cell table:style-name="ce26" office:value-type="string" calcext:value-type="string">
            <text:p>計</text:p>
          </table:table-cell>
          <table:table-cell table:style-name="ce39" office:value-type="float" office:value="1017" calcext:value-type="float">
            <text:p>1,01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343" calcext:value-type="float">
            <text:p>34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45" calcext:value-type="float">
            <text:p>445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2" table:style-name="ce39" office:value-type="float" office:value="31" calcext:value-type="float">
            <text:p>31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94" calcext:value-type="float">
            <text:p>9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56" calcext:value-type="float">
            <text:p>15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572" calcext:value-type="float">
            <text:p>572</text:p>
          </table:table-cell>
          <table:table-cell table:style-name="ce71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33" calcext:value-type="float">
            <text:p>53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190" calcext:value-type="float">
            <text:p>19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290" calcext:value-type="float">
            <text:p>290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484" calcext:value-type="float">
            <text:p>48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153" calcext:value-type="float">
            <text:p>15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6" calcext:value-type="float">
            <text:p>6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82" calcext:value-type="float">
            <text:p>282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26" calcext:value-type="float">
            <text:p>92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302" calcext:value-type="float">
            <text:p>30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65" calcext:value-type="float">
            <text:p>6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50" calcext:value-type="float">
            <text:p>15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546" calcext:value-type="float">
            <text:p>546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71" calcext:value-type="float">
            <text:p>47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62" calcext:value-type="float">
            <text:p>16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85" calcext:value-type="float">
            <text:p>8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271" calcext:value-type="float">
            <text:p>271</text:p>
          </table:table-cell>
          <table:table-cell table:style-name="ce71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455" calcext:value-type="float">
            <text:p>45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40" calcext:value-type="float">
            <text:p>14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0" calcext:value-type="float">
            <text:p>18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2" calcext:value-type="float">
            <text:p>3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5" calcext:value-type="float">
            <text:p>6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275" calcext:value-type="float">
            <text:p>275</text:p>
          </table:table-cell>
          <table:table-cell table:style-name="ce71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5" office:value-type="float" office:value="26" calcext:value-type="float">
            <text:p>26</text:p>
          </table:table-cell>
          <table:table-cell table:style-name="ce71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6" office:value-type="float" office:value="19" calcext:value-type="float">
            <text:p>19</text:p>
          </table:table-cell>
          <table:table-cell table:style-name="ce71" table:number-columns-repeated="993"/>
        </table:table-row>
        <table:table-row table:style-name="ro7">
          <table:table-cell table:style-name="ce15"/>
          <table:table-cell table:style-name="ce31" office:value-type="string" calcext:value-type="string">
            <text:p>女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7" office:value-type="float" office:value="7" calcext:value-type="float">
            <text:p>7</text:p>
          </table:table-cell>
          <table:table-cell table:style-name="ce71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2" table:number-columns-repeated="4"/>
          <table:table-cell table:style-name="ce68" office:value-type="string" calcext:value-type="string">
            <text:p>內政部戶政司 民國102年11月5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69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70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02%E6%80%A7%E6%AF%94%E4%BE%8B&amp;%E4%BA%BA%E5%8F%A3%E5%AF%86%E5%BA%A6-102.10.xls'#$''.$G$5]"/>
        <table:named-expression table:name="出生" table:base-cell-address="$遷徙.$A$1" table:expression="['file:///D:/123/c62/02%E6%80%A7%E6%AF%94%E4%BE%8B&amp;%E4%BA%BA%E5%8F%A3%E5%AF%86%E5%BA%A6-102.10.xls'#$''.$V$14:.$V$34]"/>
        <table:named-expression table:name="月底人口數" table:base-cell-address="$遷徙.$A$1" table:expression="['file:///D:/123/c62/02%E6%80%A7%E6%AF%94%E4%BE%8B&amp;%E4%BA%BA%E5%8F%A3%E5%AF%86%E5%BA%A6-102.10.xls'#$''.$AT$14:.$AU$34]"/>
        <table:named-expression table:name="死亡" table:base-cell-address="$遷徙.$A$1" table:expression="['file:///D:/123/c62/02%E6%80%A7%E6%AF%94%E4%BE%8B&amp;%E4%BA%BA%E5%8F%A3%E5%AF%86%E5%BA%A6-102.10.xls'#$''.$Y$14:.$Y$34]"/>
        <table:named-expression table:name="結婚" table:base-cell-address="$遷徙.$A$1" table:expression="['file:///D:/123/c62/02%E6%80%A7%E6%AF%94%E4%BE%8B&amp;%E4%BA%BA%E5%8F%A3%E5%AF%86%E5%BA%A6-102.10.xls'#$''.$L$14:.$L$34]"/>
        <table:named-expression table:name="鄰數戶數" table:base-cell-address="$遷徙.$A$1" table:expression="['file:///D:/123/c62/02%E6%80%A7%E6%AF%94%E4%BE%8B&amp;%E4%BA%BA%E5%8F%A3%E5%AF%86%E5%BA%A6-102.10.xls'#$''.$AQ$14:.$AR$34]"/>
        <table:named-expression table:name="離婚" table:base-cell-address="$遷徙.$A$1" table:expression="['file:///D:/123/c62/02%E6%80%A7%E6%AF%94%E4%BE%8B&amp;%E4%BA%BA%E5%8F%A3%E5%AF%86%E5%BA%A6-102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1-06T11:42:04</meta:creation-date>
    <dc:creator>user</dc:creator>
    <dc:date>2013-11-06T11:42:54</dc: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